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17cm" style:rel-column-width="65535*"/>
    </style:style>
    <style:style style:name="Táboa1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2" style:family="table">
      <style:table-properties style:width="17cm" table:align="margins"/>
    </style:style>
    <style:style style:name="Táboa2.A" style:family="table-column">
      <style:table-column-properties style:column-width="17cm" style:rel-column-width="65535*"/>
    </style:style>
    <style:style style:name="Táboa2.A1" style:family="table-cell">
      <style:table-cell-properties fo:background-color="#fff5ce" fo:padding="0.097cm" fo:border="0.5pt solid #000000">
        <style:background-image/>
      </style:table-cell-properties>
    </style:style>
    <style:style style:name="Táboa3" style:family="table">
      <style:table-properties style:width="17cm" table:align="margins"/>
    </style:style>
    <style:style style:name="Táboa3.A" style:family="table-column">
      <style:table-column-properties style:column-width="17cm" style:rel-column-width="65535*"/>
    </style:style>
    <style:style style:name="Táboa3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4" style:family="table">
      <style:table-properties style:width="17cm" table:align="margins"/>
    </style:style>
    <style:style style:name="Táboa4.A" style:family="table-column">
      <style:table-column-properties style:column-width="17cm" style:rel-column-width="65535*"/>
    </style:style>
    <style:style style:name="Táboa4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5" style:family="table">
      <style:table-properties style:width="17cm" table:align="margins"/>
    </style:style>
    <style:style style:name="Táboa5.A" style:family="table-column">
      <style:table-column-properties style:column-width="17cm" style:rel-column-width="65535*"/>
    </style:style>
    <style:style style:name="Táboa5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6" style:family="table">
      <style:table-properties style:width="17cm" table:align="margins"/>
    </style:style>
    <style:style style:name="Táboa6.A" style:family="table-column">
      <style:table-column-properties style:column-width="17cm" style:rel-column-width="65535*"/>
    </style:style>
    <style:style style:name="Táboa6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9" style:family="table">
      <style:table-properties style:width="17cm" table:align="margins"/>
    </style:style>
    <style:style style:name="Táboa9.A" style:family="table-column">
      <style:table-column-properties style:column-width="17cm" style:rel-column-width="65535*"/>
    </style:style>
    <style:style style:name="Táboa9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10" style:family="table">
      <style:table-properties style:width="17cm" table:align="margins"/>
    </style:style>
    <style:style style:name="Táboa10.A" style:family="table-column">
      <style:table-column-properties style:column-width="17cm" style:rel-column-width="65535*"/>
    </style:style>
    <style:style style:name="Táboa10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P1" style:family="paragraph" style:parent-style-name="Standard">
      <loext:graphic-properties draw:fill="none" draw:fill-color="#d3d3d3" draw:fill-gradient-name="gradient" draw:fill-hatch-name="hatch"/>
      <style:paragraph-properties fo:line-height="100%" fo:text-align="center" style:justify-single-word="false" fo:break-before="page" fo:background-color="transparent" fo:padding="0.049cm" fo:border="none" style:join-border="false"/>
      <style:text-properties style:font-name="Calibri" fo:font-size="16pt" fo:font-weight="bold" officeooo:rsid="00420b6f" officeooo:paragraph-rsid="00420b6f" style:font-size-asian="14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20b6f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20b6f" style:font-size-asian="1.75pt" style:font-size-complex="2pt"/>
    </style:style>
    <style:style style:name="P4" style:family="paragraph" style:parent-style-name="Text_20_body">
      <style:paragraph-properties fo:margin-top="0cm" fo:margin-bottom="0.3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bacd56" officeooo:paragraph-rsid="00bacd56" style:font-size-asian="8pt" style:font-size-complex="8pt"/>
    </style:style>
    <style:style style:name="P5" style:family="paragraph" style:parent-style-name="Text_20_body">
      <style:paragraph-properties fo:margin-top="0cm" fo:margin-bottom="0.3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c06470" officeooo:paragraph-rsid="00c06470" style:font-size-asian="8pt" style:font-size-complex="8pt"/>
    </style:style>
    <style:style style:name="P6" style:family="paragraph" style:parent-style-name="Text_20_body" style:list-style-name="L1">
      <style:paragraph-properties fo:margin-top="0cm" fo:margin-bottom="0.3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bacd56" officeooo:paragraph-rsid="00bacd56" style:font-size-asian="8pt" style:font-size-complex="8pt"/>
    </style:style>
    <style:style style:name="P7" style:family="paragraph" style:parent-style-name="Text_20_body" style:list-style-name="L1">
      <style:paragraph-properties fo:margin-top="0cm" fo:margin-bottom="0.3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bb2e32" officeooo:paragraph-rsid="00bb2e32" style:font-size-asian="8pt" style:font-size-complex="8pt"/>
    </style:style>
    <style:style style:name="P8" style:family="paragraph" style:parent-style-name="Text_20_body" style:list-style-name="L1">
      <style:paragraph-properties fo:margin-top="0cm" fo:margin-bottom="0.3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bc4869" officeooo:paragraph-rsid="00bc4869" style:font-size-asian="8pt" style:font-size-complex="8pt"/>
    </style:style>
    <style:style style:name="P9" style:family="paragraph" style:parent-style-name="Text_20_body" style:list-style-name="L1">
      <style:paragraph-properties fo:margin-top="0cm" fo:margin-bottom="0.3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bdc1bb" officeooo:paragraph-rsid="00bdc1bb" style:font-size-asian="8pt" style:font-size-complex="8pt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c06470" officeooo:paragraph-rsid="00c06470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5b236" style:font-size-asian="10pt" style:font-weight-asian="bold" style:font-size-complex="10pt" style:font-weight-complex="bold"/>
    </style:style>
    <style:style style:name="P12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5b236" style:font-size-asian="1.75pt" style:font-size-complex="2pt"/>
    </style:style>
    <style:style style:name="P13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5b236" officeooo:paragraph-rsid="0045b236" style:font-size-asian="8pt" style:font-size-complex="8pt"/>
    </style:style>
    <style:style style:name="P14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c10fb5" officeooo:paragraph-rsid="00c10fb5" style:font-size-asian="7pt" style:font-size-complex="7pt"/>
    </style:style>
    <style:style style:name="P15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c12263" officeooo:paragraph-rsid="00c12263" style:font-size-asian="7pt" style:font-size-complex="7pt"/>
    </style:style>
    <style:style style:name="P16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11.755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5b236" officeooo:paragraph-rsid="0045b236" style:font-size-asian="8pt" style:font-weight-asian="bold" style:font-size-complex="8pt" style:font-weight-complex="bold"/>
    </style:style>
    <style:style style:name="P17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89b17" style:font-size-asian="1.75pt" style:font-size-complex="2pt"/>
    </style:style>
    <style:style style:name="P18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89b17" officeooo:paragraph-rsid="00489b17" style:font-size-asian="8pt" style:font-size-complex="8pt"/>
    </style:style>
    <style:style style:name="P19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52e7b1" officeooo:paragraph-rsid="0052e7b1" style:font-size-asian="8pt" style:font-size-complex="8pt"/>
    </style:style>
    <style:style style:name="P20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a73ec" style:font-size-asian="1.75pt" style:font-size-complex="2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a73ec" style:font-size-asian="10pt" style:font-weight-asian="bold" style:font-size-complex="10pt" style:font-weight-complex="bold"/>
    </style:style>
    <style:style style:name="P22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bedd6" officeooo:paragraph-rsid="004bedd6" style:font-size-asian="8pt" style:font-size-complex="8pt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d1803" officeooo:paragraph-rsid="004d1803" style:font-size-asian="8pt" style:font-weight-asian="bold" style:font-size-complex="8pt" style:font-weight-complex="bold"/>
    </style:style>
    <style:style style:name="T1" style:family="text">
      <style:text-properties officeooo:rsid="00bb2e32"/>
    </style:style>
    <style:style style:name="T2" style:family="text">
      <style:text-properties officeooo:rsid="00bdc1bb"/>
    </style:style>
    <style:style style:name="T3" style:family="text">
      <style:text-properties officeooo:rsid="0045b236"/>
    </style:style>
    <style:style style:name="T4" style:family="text">
      <style:text-properties fo:font-weight="bold" officeooo:rsid="0052e7b1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c10fb5"/>
    </style:style>
    <style:style style:name="T7" style:family="text">
      <style:text-properties officeooo:rsid="0052e7b1"/>
    </style:style>
    <style:style style:name="T8" style:family="text">
      <style:text-properties officeooo:rsid="00473204"/>
    </style:style>
    <style:style style:name="T9" style:family="text">
      <style:text-properties officeooo:rsid="004a73ec"/>
    </style:style>
    <style:style style:name="T10" style:family="text">
      <style:text-properties officeooo:rsid="004d1803"/>
    </style:style>
    <style:style style:name="T11" style:family="text">
      <style:text-properties fo:font-weight="bold" officeooo:rsid="004d1803" style:font-weight-asian="bold" style:font-weight-complex="bold"/>
    </style:style>
    <style:style style:name="T12" style:family="text">
      <style:text-properties fo:font-weight="bold" officeooo:rsid="004e2278" style:font-weight-asian="bold" style:font-weight-complex="bold"/>
    </style:style>
    <style:style style:name="T13" style:family="text">
      <style:text-properties officeooo:rsid="00c277d0"/>
    </style:style>
    <style:style style:name="T14" style:family="text">
      <style:text-properties officeooo:rsid="004e22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talles de la tarea de la unidad.</text:p>
      <table:table table:name="Táboa1" table:style-name="Táboa1">
        <table:table-column table:style-name="Táboa1.A"/>
        <table:table-row>
          <table:table-cell table:style-name="Táboa1.A1" office:value-type="string">
            <text:p text:style-name="P2">Enunciado.</text:p>
          </table:table-cell>
        </table:table-row>
      </table:table>
      <text:p text:style-name="P3"/>
      <table:table table:name="Táboa2" table:style-name="Táboa2">
        <table:table-column table:style-name="Táboa2.A"/>
        <table:table-row>
          <table:table-cell table:style-name="Táboa2.A1" office:value-type="string">
            <text:p text:style-name="P4">El ejercicio va a ir sobre la base de datos EquinoTEIS y hemos de implementar los insert contenidos en 2. Agregar datos.sql, bien en MySQL bien en Oracle de siete formas distintas, cada forma va a estar asociada a una tabla.</text:p>
            <text:p text:style-name="P5">En la base de datos hay 7 tablas, recuerda que esas tablas tienen que estar implementadas cada una de una forma distinta. Al menos una forma de implementar esas tablas ha de ser la especificada bien como MySQL o bien como Oracle.</text:p>
            <text:p text:style-name="P4">Las distintas formas de agregar datos a la tabla son:</text:p>
            <text:list text:style-name="L1">
              <text:list-item>
                <text:p text:style-name="P6">En filas individuales <text:span text:style-name="T1">e iguales en formato sin especificar atributos.</text:span></text:p>
              </text:list-item>
              <text:list-item>
                <text:p text:style-name="P7">En filas individuales y especificando atributos en el mismo orden.</text:p>
              </text:list-item>
              <text:list-item>
                <text:p text:style-name="P7">En filas individuales y especificando atributos en distinto orden.</text:p>
              </text:list-item>
              <text:list-item>
                <text:p text:style-name="P7">En filas separadas por comas sin especificar atributos.</text:p>
              </text:list-item>
              <text:list-item>
                <text:p text:style-name="P7">En filas separadas por comas especificando atributos.</text:p>
              </text:list-item>
              <text:list-item>
                <text:p text:style-name="P7">En filas individuales sin especificar atributos y usando valores por defecto de algunos atributos.</text:p>
              </text:list-item>
              <text:list-item>
                <text:p text:style-name="P7">En filas individuales especificando atributos y usando valores por defecto de algunos atributos.</text:p>
              </text:list-item>
              <text:list-item>
                <text:p text:style-name="P7">En filas separadas por comas sin especificar atributos y usando valores por defecto de algunos atributos.</text:p>
              </text:list-item>
              <text:list-item>
                <text:p text:style-name="P7">En filas separadas por comas especificando atributos y usando valores por defecto de algunos atributos.</text:p>
              </text:list-item>
              <text:list-item>
                <text:p text:style-name="P8">En líneas individuales y utilizando set para definir todos los atributos, <text:span text:style-name="T2">pero en el mismo orden</text:span> (MySQL).</text:p>
              </text:list-item>
              <text:list-item>
                <text:p text:style-name="P9">En líneas individuales y utlizando set para definir todos los atributos, pero no en el mismo orden (MySQL).</text:p>
              </text:list-item>
              <text:list-item>
                <text:p text:style-name="P8">En líneas individuales, utilizando set y definiendo algunos de los atributos con el valor por defecto. (MySQL).</text:p>
              </text:list-item>
              <text:list-item>
                <text:p text:style-name="P8">Utilizando insert all ... select * from dual. (Oracle).</text:p>
              </text:list-item>
            </text:list>
            <text:p text:style-name="P5">Debajo del enunciado de cada bloque de insert debes indicar la forma utilizada en la implementación. Por ejemplo:</text:p>
            <text:p text:style-name="P10">--------------------------------------------------------------------------------------------</text:p>
            <text:p text:style-name="P10">-- 3.1. Inserciones en la tabla Raza (7 tuplas)</text:p>
            <text:p text:style-name="P10">--------------------------------------------------------------------------------------------</text:p>
            <text:p text:style-name="P10">-- INSERT tabla (atr1,..., atrN) VALUES (v1,..., vN);</text:p>
            <text:p text:style-name="P10">-- Insert individuales e iguales en formato y especificando atributos.</text:p>
            <text:p text:style-name="P10">-- U otra forma elegida por ti que te sea más significativa</text:p>
            <text:p text:style-name="P10">--------------------------------------------------------------------------------------------</text:p>
          </table:table-cell>
        </table:table-row>
      </table:table>
      <text:p text:style-name="P3"/>
      <table:table table:name="Táboa3" table:style-name="Táboa3">
        <table:table-column table:style-name="Táboa3.A"/>
        <table:table-row>
          <table:table-cell table:style-name="Táboa3.A1" office:value-type="string">
            <text:p text:style-name="P11"><text:span text:style-name="T3">Criterios de puntuación</text:span>. <text:span text:style-name="T3">Total 1 punto.</text:span></text:p>
          </table:table-cell>
        </table:table-row>
      </table:table>
      <text:p text:style-name="P12"/>
      <table:table table:name="Táboa4" table:style-name="Táboa4">
        <table:table-column table:style-name="Táboa4.A"/>
        <table:table-row>
          <table:table-cell table:style-name="Táboa4.A1" office:value-type="string">
            <text:list text:style-name="L2">
              <text:list-item>
                <text:p text:style-name="P13"><text:span text:style-name="T4">Ejercicio</text:span><text:span text:style-name="T5">:</text:span><text:tab/><text:span text:style-name="T6">1</text:span>,<text:span text:style-name="T7">00</text:span> puntos</text:p>
                <text:list>
                  <text:list-item>
                    <text:p text:style-name="P14">Cada una de las implementaciones de cada tabla será valorada por un máximo de 1/7 de punto (0,142856).</text:p>
                  </text:list-item>
                  <text:list-item>
                    <text:p text:style-name="P15">Se valuará la correcta sintaxis, el uso de la forma de inserción asignada, la consistencia con los datos proporcionados.</text:p>
                  </text:list-item>
                </text:list>
              </text:list-item>
            </text:list>
            <text:p text:style-name="P16">TOTAL: 1 punto</text:p>
          </table:table-cell>
        </table:table-row>
      </table:table>
      <text:p text:style-name="P12"/>
      <table:table table:name="Táboa5" table:style-name="Táboa5">
        <table:table-column table:style-name="Táboa5.A"/>
        <table:table-row>
          <table:table-cell table:style-name="Táboa5.A1" office:value-type="string">
            <text:p text:style-name="P11"><text:span text:style-name="T8">Recursos necesarios para realizar la tarea</text:span>.</text:p>
          </table:table-cell>
        </table:table-row>
      </table:table>
      <text:p text:style-name="P17"/>
      <table:table table:name="Táboa6" table:style-name="Táboa6">
        <table:table-column table:style-name="Táboa6.A"/>
        <table:table-row>
          <table:table-cell table:style-name="Táboa6.A1" office:value-type="string">
            <text:list text:continue-numbering="true" text:style-name="L2">
              <text:list-item>
                <text:p text:style-name="P18">Ordenador personal con, al menos 1 Gigabyte de memoria RAM.</text:p>
              </text:list-item>
              <text:list-item>
                <text:p text:style-name="P18">Oracle Database 18c <text:span text:style-name="T7">XE instalado</text:span> (o versión posterior).</text:p>
              </text:list-item>
              <text:list-item>
                <text:p text:style-name="P19">SQLDeveloper opcional, <text:span text:style-name="T6">MySQL Developer</text:span>.</text:p>
              </text:list-item>
            </text:list>
          </table:table-cell>
        </table:table-row>
      </table:table>
      <text:p text:style-name="P17"/>
      <text:p text:style-name="P20"/>
      <text:p text:style-name="P20"/>
      <table:table table:name="Táboa9" table:style-name="Táboa9">
        <table:table-column table:style-name="Táboa9.A"/>
        <text:soft-page-break/>
        <table:table-row>
          <table:table-cell table:style-name="Táboa9.A1" office:value-type="string">
            <text:p text:style-name="P21"><text:span text:style-name="T9">Indicaciones de entrega</text:span>.</text:p>
          </table:table-cell>
        </table:table-row>
      </table:table>
      <text:p text:style-name="P20"/>
      <table:table table:name="Táboa10" table:style-name="Táboa10">
        <table:table-column table:style-name="Táboa10.A"/>
        <table:table-row>
          <table:table-cell table:style-name="Táboa10.A1" office:value-type="string">
            <text:list text:continue-numbering="true" text:style-name="L2">
              <text:list-item>
                <text:p text:style-name="P22">Una vez realizada la tarea, elaborarás un único documento donde figuren las respuestas correspondientes. El envío se realizará a través de la plataforma de la forma establecida para ello, y el archivo se nombrará siguiendo las siguientes pautas:</text:p>
              </text:list-item>
            </text:list>
            <text:p text:style-name="P23">apellido1_apellido2_nombre_SIGxx_Tarea</text:p>
            <text:list text:continue-numbering="true" text:style-name="L2">
              <text:list-item>
                <text:p text:style-name="P22">Asegúrate <text:span text:style-name="T10">que el nombre no contenga la letra ñ, tildes ni caracteres especiales extraños. Así, por ejemplo, la alumna </text:span><text:span text:style-name="T11">Fulgencia </text:span><text:span text:style-name="T12">Berdeal</text:span><text:span text:style-name="T11"> </text:span><text:span text:style-name="T12">Outes</text:span><text:span text:style-name="T10"> para la </text:span><text:span text:style-name="T13">quinta</text:span><text:span text:style-name="T10"> unidad del MP de BD debería nombrar esta tarea como:</text:span></text:p>
              </text:list-item>
            </text:list>
            <text:p text:style-name="P23"><text:span text:style-name="T14">berdeal</text:span>_<text:span text:style-name="T14">outes</text:span>_fulgencia_BD0<text:span text:style-name="T13">5</text:span>_Tarea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1" fo:font-family="Calibri" style:font-style-name="Estándar" style:font-family-generic="swiss" style:font-pitch="variable" fo:font-size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loext:graphic-properties draw:fill="solid" draw:fill-color="#ffa07a" draw:fill-gradient-name="gradient" draw:fill-hatch-name="hatch"/>
      <style:paragraph-properties fo:background-color="#ffa07a" fo:padding="0.049cm" fo:border="0.74pt solid #000000" style:join-border="false"/>
      <style:text-properties fo:color="#ffffff" loext:opacity="100%" style:font-name="Lucida Sans1" officeooo:rsid="0019cead" officeooo:paragraph-rsid="0019cead"/>
    </style:style>
    <style:style style:name="MP2" style:family="paragraph" style:parent-style-name="Footer">
      <style:paragraph-properties fo:text-align="end" style:justify-single-word="false" fo:padding="0.049cm" fo:border-left="none" fo:border-right="none" fo:border-top="0.74pt solid #000000" fo:border-bottom="none" style:join-border="false"/>
      <style:text-properties officeooo:rsid="006be4c5" officeooo:paragraph-rsid="006be4c5"/>
    </style:style>
    <style:style style:name="MT1" style:family="text">
      <style:text-properties officeooo:rsid="00bacd56"/>
    </style:style>
    <style:style style:name="MT2" style:family="text">
      <style:text-properties officeooo:rsid="00420b6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D0<text:span text:style-name="MT1">5</text:span>. <text:span text:style-name="MT2">ENUNCIADO</text:span> TAREA <text:span text:style-name="MT1">agregar datos a equinoTEIS</text:span></text:p>
      </style:header>
      <style:footer>
        <text:p text:style-name="MP2">1</text:p>
      </style:footer>
      <style:footer-left>
        <text:p text:style-name="MP2"><text:bookmark-start text:name="PageNumWizard_FOOTER_Estilo de páxina predeterminado1"/>2<text:bookmark-end text:name="PageNumWizard_FOOTER_Estilo de páxina predeterminado1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22T18:04:04.684000000</meta:creation-date>
    <dc:date>2026-03-10T16:08:20.740281700</dc:date>
    <meta:editing-duration>PT6H49M55S</meta:editing-duration>
    <meta:editing-cycles>128</meta:editing-cycles>
    <meta:generator>LibreOffice/25.2.7.2$Windows_X86_64 LibreOffice_project/5cbfd1ab6520636bb5f7b99185aa69bd7456825d</meta:generator>
    <meta:document-statistic meta:table-count="8" meta:image-count="0" meta:object-count="0" meta:page-count="2" meta:paragraph-count="43" meta:word-count="509" meta:character-count="3371" meta:non-whitespace-character-count="2926"/>
  </office:meta>
</office:document-meta>
</file>